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613cm" style:rel-column-width="4883*"/>
    </style:style>
    <style:style style:name="Tableau1.B" style:family="table-column">
      <style:table-column-properties style:column-width="2.72cm" style:rel-column-width="1542*"/>
    </style:style>
    <style:style style:name="Tableau1.C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613cm" style:rel-column-width="4883*"/>
    </style:style>
    <style:style style:name="Tableau2.B" style:family="table-column">
      <style:table-column-properties style:column-width="2.72cm" style:rel-column-width="1542*"/>
    </style:style>
    <style:style style:name="Tableau2.C" style:family="table-column">
      <style:table-column-properties style:column-width="5.667cm" style:rel-column-width="32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1.289cm" style:rel-column-width="6400*"/>
    </style:style>
    <style:style style:name="Tableau3.B" style:family="table-column">
      <style:table-column-properties style:column-width="5.711cm" style:rel-column-width="323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1.289cm" style:rel-column-width="6400*"/>
    </style:style>
    <style:style style:name="Tableau4.B" style:family="table-column">
      <style:table-column-properties style:column-width="5.711cm" style:rel-column-width="32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1.289cm" style:rel-column-width="6400*"/>
    </style:style>
    <style:style style:name="Tableau5.B" style:family="table-column">
      <style:table-column-properties style:column-width="5.711cm" style:rel-column-width="323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613cm" style:rel-column-width="4883*"/>
    </style:style>
    <style:style style:name="Tableau6.B" style:family="table-column">
      <style:table-column-properties style:column-width="2.72cm" style:rel-column-width="1542*"/>
    </style:style>
    <style:style style:name="Tableau6.C" style:family="table-column">
      <style:table-column-properties style:column-width="5.667cm" style:rel-column-width="321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9638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9638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613cm" style:rel-column-width="4883*"/>
    </style:style>
    <style:style style:name="Tableau10.B" style:family="table-column">
      <style:table-column-properties style:column-width="2.72cm" style:rel-column-width="1542*"/>
    </style:style>
    <style:style style:name="Tableau10.C" style:family="table-column">
      <style:table-column-properties style:column-width="5.667cm" style:rel-column-width="321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1.289cm" style:rel-column-width="6400*"/>
    </style:style>
    <style:style style:name="Tableau11.B" style:family="table-column">
      <style:table-column-properties style:column-width="5.711cm" style:rel-column-width="323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498cm" style:rel-column-width="2550*"/>
    </style:style>
    <style:style style:name="Tableau12.B" style:family="table-column">
      <style:table-column-properties style:column-width="12.502cm" style:rel-column-width="708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498cm" style:rel-column-width="2550*"/>
    </style:style>
    <style:style style:name="Tableau13.B" style:family="table-column">
      <style:table-column-properties style:column-width="6.496cm" style:rel-column-width="3683*"/>
    </style:style>
    <style:style style:name="Tableau13.C" style:family="table-column">
      <style:table-column-properties style:column-width="6.006cm" style:rel-column-width="3405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5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4pt" officeooo:rsid="001c7099" officeooo:paragraph-rsid="0005eb8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imbus Sans L" officeooo:rsid="001c7099" officeooo:paragraph-rsid="0005eb89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1d2ca75" officeooo:paragraph-rsid="01d2ca7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1d2ca75" officeooo:paragraph-rsid="01d2ca7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d6625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d83f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d8856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e05f2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e5573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e60d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ec2ce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efdcd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f3e68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f5962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1fd8ff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200cf8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203ba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1d2ca75" officeooo:paragraph-rsid="020939f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20939f3" officeooo:paragraph-rsid="020939f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20939f3" officeooo:paragraph-rsid="0217a9e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Sans L" fo:font-size="12pt" style:text-underline-style="none" fo:font-weight="normal" officeooo:rsid="021900fa" officeooo:paragraph-rsid="021900f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1d2ca75" officeooo:paragraph-rsid="021e792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d6edd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d83f6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e0acb2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e17c4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e4f17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f1c6d9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f3e68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1fd8ff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205c83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6edd4" officeooo:paragraph-rsid="0207a04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e8ba0" officeooo:paragraph-rsid="01de8ba0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de8ba0" officeooo:paragraph-rsid="01dffbb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1e0acb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1e17c47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1e2775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1e4f17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1f6343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207a04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e0acb2" officeooo:paragraph-rsid="021ac8e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f1c6d9" officeooo:paragraph-rsid="01f1c6d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f6343b" officeooo:paragraph-rsid="01f6343b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1f7a60d" officeooo:paragraph-rsid="01f7a60d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024645" officeooo:paragraph-rsid="0202464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0283f5" officeooo:paragraph-rsid="020283f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05c834" officeooo:paragraph-rsid="0205c83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05c834" officeooo:paragraph-rsid="0207a048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144c98" officeooo:paragraph-rsid="02144c98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officeooo:rsid="02144c98" officeooo:paragraph-rsid="0214bc5e" style:font-size-asian="10pt" style:font-weight-asian="normal" style:font-size-complex="10pt" style:font-weight-complex="normal"/>
    </style:style>
    <style:style style:name="P52" style:family="paragraph" style:parent-style-name="Standard">
      <style:text-properties officeooo:paragraph-rsid="0229592d"/>
    </style:style>
    <style:style style:name="P53" style:family="paragraph" style:parent-style-name="Standard">
      <style:text-properties officeooo:paragraph-rsid="02347010"/>
    </style:style>
    <style:style style:name="P54" style:family="paragraph" style:parent-style-name="Standard">
      <style:text-properties officeooo:paragraph-rsid="0239788e"/>
    </style:style>
    <style:style style:name="P55" style:family="paragraph" style:parent-style-name="Standard">
      <style:text-properties officeooo:paragraph-rsid="023fd946"/>
    </style:style>
    <style:style style:name="P56" style:family="paragraph" style:parent-style-name="Standard">
      <style:paragraph-properties fo:text-align="start" style:justify-single-word="false" fo:break-before="page"/>
      <style:text-properties style:font-name="Andale Mono" fo:font-size="10pt" style:text-underline-style="none" fo:font-weight="normal" officeooo:rsid="0205c834" officeooo:paragraph-rsid="0205c834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 fo:break-before="page"/>
      <style:text-properties style:font-name="Nimbus Sans L" fo:font-size="12pt" style:text-underline-style="solid" style:text-underline-width="auto" style:text-underline-color="font-color" fo:font-weight="bold" officeooo:rsid="01d2ca75" officeooo:paragraph-rsid="01fd8ff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style:font-name="Nimbus Sans L" fo:font-size="12pt" style:text-underline-style="none" fo:font-weight="normal" officeooo:rsid="01d2ca75" officeooo:paragraph-rsid="021894a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144c98" officeooo:paragraph-rsid="0214bc5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2ca780" officeooo:paragraph-rsid="022ca780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14fafe" officeooo:paragraph-rsid="0214faf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1900fa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2555df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26a522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416346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e0acb2" officeooo:paragraph-rsid="021ac8e0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2555df" officeooo:paragraph-rsid="022555df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29592d" officeooo:paragraph-rsid="0229592d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1cb6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6a52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7fac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b614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c119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2e922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32425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3602c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367fc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39d15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3bca6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42d64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2ca75" officeooo:paragraph-rsid="0246731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23bca65" officeooo:paragraph-rsid="023bca6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1d6edd4" officeooo:paragraph-rsid="024478e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2e8157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34a8d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602cb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7c267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9788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9d15d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3fd946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416346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473b0b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49391f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4bd1fa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5481f8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347010" officeooo:paragraph-rsid="02347010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347010" officeooo:paragraph-rsid="0239788e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4bd1fa" officeooo:paragraph-rsid="024bd1fa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56e169" officeooo:paragraph-rsid="0256e169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24de97a" officeooo:paragraph-rsid="024de97a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Sans L" fo:font-size="12pt" style:text-underline-style="none" fo:font-weight="normal" officeooo:rsid="0256e169" officeooo:paragraph-rsid="0256e169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ndale Mono" fo:font-size="10pt" style:text-underline-style="none" fo:font-weight="normal" officeooo:rsid="01d6edd4" officeooo:paragraph-rsid="02416346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1d6edd4" officeooo:paragraph-rsid="022e8157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style:text-underline-style="none" fo:font-weight="normal" officeooo:rsid="023fd946" officeooo:paragraph-rsid="023fd946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Andale Mono" fo:font-size="10pt" officeooo:rsid="01e0acb2" officeooo:paragraph-rsid="01e0acb2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Andale Mono" fo:font-size="10pt" officeooo:rsid="01e0acb2" officeooo:paragraph-rsid="01e17c47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Andale Mono" fo:font-size="10pt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Andale Mono" fo:font-size="10pt" officeooo:paragraph-rsid="01e17c47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Andale Mono" fo:font-size="10pt" officeooo:paragraph-rsid="0207a048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Andale Mono" fo:font-size="10pt" officeooo:paragraph-rsid="0229592d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1e27759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1e4f17c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1f6343b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207a048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20a1034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20b79fa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21ac8e0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Andale Mono" fo:font-size="10pt" officeooo:rsid="01e27759" officeooo:paragraph-rsid="02347010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Andale Mono" fo:font-size="10pt" officeooo:rsid="01e3d547" officeooo:paragraph-rsid="01e3d547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Andale Mono" fo:font-size="10pt" officeooo:rsid="01e3d547" officeooo:paragraph-rsid="01e4f17c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Andale Mono" fo:font-size="10pt" officeooo:rsid="01e3d547" officeooo:paragraph-rsid="01f6343b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Andale Mono" fo:font-size="10pt" officeooo:rsid="01e3d547" officeooo:paragraph-rsid="02347010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Andale Mono" fo:font-size="10pt" officeooo:rsid="0209604e" officeooo:paragraph-rsid="0209604e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Andale Mono" fo:font-size="10pt" officeooo:rsid="0209604e" officeooo:paragraph-rsid="0229592d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Andale Mono" fo:font-size="10pt" officeooo:rsid="0215cd8f" officeooo:paragraph-rsid="0215cd8f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Andale Mono" fo:font-size="10pt" officeooo:rsid="0229592d" officeooo:paragraph-rsid="0229592d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Andale Mono" fo:font-size="10pt" officeooo:rsid="02347010" officeooo:paragraph-rsid="02347010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font-name="Andale Mono" fo:font-size="10pt" officeooo:rsid="02347010" officeooo:paragraph-rsid="0239788e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font-name="Andale Mono" fo:font-size="10pt" officeooo:rsid="02347010" officeooo:paragraph-rsid="023fd946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Andale Mono" fo:font-size="10pt" officeooo:rsid="0239788e" officeooo:paragraph-rsid="0239788e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Andale Mono" fo:font-size="10pt" officeooo:rsid="0239788e" officeooo:paragraph-rsid="023fd946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Andale Mono" fo:font-size="10pt" officeooo:rsid="023fd946" officeooo:paragraph-rsid="023fd946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style:font-name="Andale Mono" fo:font-size="10pt" officeooo:rsid="0256e169" officeooo:paragraph-rsid="0256e169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0acb2" officeooo:paragraph-rsid="01e0acb2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0acb2" officeooo:paragraph-rsid="01e17c47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0acb2" officeooo:paragraph-rsid="0207a048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0acb2" officeooo:paragraph-rsid="0229592d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Andale Mono" fo:font-size="10pt" fo:font-weight="bold" officeooo:paragraph-rsid="01e17c47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ndale Mono" fo:font-size="10pt" fo:font-weight="bold" officeooo:paragraph-rsid="0207a048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Andale Mono" fo:font-size="10pt" fo:font-weight="bold" officeooo:paragraph-rsid="0229592d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1e27759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1e4f17c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1f6343b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207a048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21ac8e0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e27759" officeooo:paragraph-rsid="02347010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15cd8f" officeooo:paragraph-rsid="0215cd8f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347010" officeooo:paragraph-rsid="02347010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39788e" officeooo:paragraph-rsid="0239788e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39788e" officeooo:paragraph-rsid="023fd946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3fd946" officeooo:paragraph-rsid="023fd946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256e169" officeooo:paragraph-rsid="0256e169" style:font-size-asian="10pt" style:font-weight-asian="bold" style:font-size-complex="10pt" style:font-weight-complex="bold"/>
    </style:style>
    <style:style style:name="T1" style:family="text">
      <style:text-properties officeooo:rsid="01cf53e5"/>
    </style:style>
    <style:style style:name="T2" style:family="text">
      <style:text-properties officeooo:rsid="01d5c9b8"/>
    </style:style>
    <style:style style:name="T3" style:family="text">
      <style:text-properties officeooo:rsid="01d83f60"/>
    </style:style>
    <style:style style:name="T4" style:family="text">
      <style:text-properties officeooo:rsid="01dffbb7"/>
    </style:style>
    <style:style style:name="T5" style:family="text">
      <style:text-properties officeooo:rsid="01e05f29"/>
    </style:style>
    <style:style style:name="T6" style:family="text">
      <style:text-properties officeooo:rsid="01e0acb2"/>
    </style:style>
    <style:style style:name="T7" style:family="text">
      <style:text-properties officeooo:rsid="01e4f17c"/>
    </style:style>
    <style:style style:name="T8" style:family="text">
      <style:text-properties officeooo:rsid="01e55735"/>
    </style:style>
    <style:style style:name="T9" style:family="text">
      <style:text-properties officeooo:rsid="01ec2cee"/>
    </style:style>
    <style:style style:name="T10" style:family="text">
      <style:text-properties officeooo:rsid="01f1c6d9"/>
    </style:style>
    <style:style style:name="T11" style:family="text">
      <style:text-properties officeooo:rsid="01f261b2"/>
    </style:style>
    <style:style style:name="T12" style:family="text">
      <style:text-properties officeooo:rsid="01f3e685"/>
    </style:style>
    <style:style style:name="T13" style:family="text">
      <style:text-properties officeooo:rsid="01f6343b"/>
    </style:style>
    <style:style style:name="T14" style:family="text">
      <style:text-properties style:font-name="Nimbus Sans L"/>
    </style:style>
    <style:style style:name="T15" style:family="text">
      <style:text-properties style:font-name="Nimbus Sans L" officeooo:rsid="01f6fc93"/>
    </style:style>
    <style:style style:name="T16" style:family="text">
      <style:text-properties style:font-name="Nimbus Sans L" officeooo:rsid="01dffbb7"/>
    </style:style>
    <style:style style:name="T17" style:family="text">
      <style:text-properties style:font-name="Nimbus Sans L" fo:font-size="10pt" style:font-size-asian="10pt" style:font-size-complex="10pt"/>
    </style:style>
    <style:style style:name="T18" style:family="text">
      <style:text-properties style:font-name="Nimbus Sans L" fo:font-size="10pt" officeooo:rsid="0205c834" style:font-size-asian="10pt" style:font-size-complex="10pt"/>
    </style:style>
    <style:style style:name="T19" style:family="text">
      <style:text-properties style:font-name="Nimbus Sans L" officeooo:rsid="0249391f"/>
    </style:style>
    <style:style style:name="T20" style:family="text">
      <style:text-properties officeooo:rsid="02017cba"/>
    </style:style>
    <style:style style:name="T21" style:family="text">
      <style:text-properties officeooo:rsid="0203bad3"/>
    </style:style>
    <style:style style:name="T22" style:family="text">
      <style:text-properties officeooo:rsid="0209faf3"/>
    </style:style>
    <style:style style:name="T23" style:family="text">
      <style:text-properties officeooo:rsid="020a1034"/>
    </style:style>
    <style:style style:name="T24" style:family="text">
      <style:text-properties officeooo:rsid="020b79fa"/>
    </style:style>
    <style:style style:name="T25" style:family="text">
      <style:text-properties officeooo:rsid="021341a4"/>
    </style:style>
    <style:style style:name="T26" style:family="text">
      <style:text-properties officeooo:rsid="0214bc5e"/>
    </style:style>
    <style:style style:name="T27" style:family="text">
      <style:text-properties officeooo:rsid="0217a9e6"/>
    </style:style>
    <style:style style:name="T28" style:family="text">
      <style:text-properties officeooo:rsid="021900fa"/>
    </style:style>
    <style:style style:name="T29" style:family="text">
      <style:text-properties officeooo:rsid="021c5a80"/>
    </style:style>
    <style:style style:name="T30" style:family="text">
      <style:text-properties officeooo:rsid="021e7924"/>
    </style:style>
    <style:style style:name="T31" style:family="text">
      <style:text-properties officeooo:rsid="021f56a5"/>
    </style:style>
    <style:style style:name="T32" style:family="text">
      <style:text-properties officeooo:rsid="022555df"/>
    </style:style>
    <style:style style:name="T33" style:family="text">
      <style:text-properties officeooo:rsid="0226a522"/>
    </style:style>
    <style:style style:name="T34" style:family="text">
      <style:text-properties officeooo:rsid="0229592d"/>
    </style:style>
    <style:style style:name="T35" style:family="text">
      <style:text-properties officeooo:rsid="022b614d"/>
    </style:style>
    <style:style style:name="T36" style:family="text">
      <style:text-properties officeooo:rsid="022ca780"/>
    </style:style>
    <style:style style:name="T37" style:family="text">
      <style:text-properties officeooo:rsid="022e8157"/>
    </style:style>
    <style:style style:name="T38" style:family="text">
      <style:text-properties officeooo:rsid="023069bd"/>
    </style:style>
    <style:style style:name="T39" style:family="text">
      <style:text-properties officeooo:rsid="02334a8d"/>
    </style:style>
    <style:style style:name="T40" style:family="text">
      <style:text-properties officeooo:rsid="02347010"/>
    </style:style>
    <style:style style:name="T41" style:family="text">
      <style:text-properties officeooo:rsid="023602cb"/>
    </style:style>
    <style:style style:name="T42" style:family="text">
      <style:text-properties officeooo:rsid="0237c267"/>
    </style:style>
    <style:style style:name="T43" style:family="text">
      <style:text-properties officeooo:rsid="0239d15d"/>
    </style:style>
    <style:style style:name="T44" style:family="text">
      <style:text-properties officeooo:rsid="023e9998"/>
    </style:style>
    <style:style style:name="T45" style:family="text">
      <style:text-properties officeooo:rsid="023f2113"/>
    </style:style>
    <style:style style:name="T46" style:family="text">
      <style:text-properties officeooo:rsid="02416346"/>
    </style:style>
    <style:style style:name="T47" style:family="text">
      <style:text-properties officeooo:rsid="024478e3"/>
    </style:style>
    <style:style style:name="T48" style:family="text">
      <style:text-properties officeooo:rsid="0249391f"/>
    </style:style>
    <style:style style:name="T49" style:family="text">
      <style:text-properties officeooo:rsid="024bd1fa"/>
    </style:style>
    <style:style style:name="T50" style:family="text">
      <style:text-properties officeooo:rsid="024e94bf"/>
    </style:style>
    <style:style style:name="T51" style:family="text">
      <style:text-properties officeooo:rsid="0252d0c2"/>
    </style:style>
    <style:style style:name="T52" style:family="text">
      <style:text-properties officeooo:rsid="025596f3"/>
    </style:style>
    <style:style style:name="T53" style:family="text">
      <style:text-properties officeooo:rsid="0255f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on Franck</text:p>
      <text:p text:style-name="P2">M1 GIL</text:p>
      <text:p text:style-name="P3"/>
      <text:p text:style-name="P1">Compte-rendu du TP n°<text:span text:style-name="T1">5</text:span></text:p>
      <text:p text:style-name="P1"/>
      <text:p text:style-name="P5"/>
      <text:p text:style-name="P4">I) Types et table en mode ligne</text:p>
      <text:p text:style-name="P6">1<text:span text:style-name="T2">) Créez un type, qualif_type, pour décrire les qualifications (2 attributs). Noter que qualif_type est de type tuple, et que chacun de ses composants est de type atomique.</text:span></text:p>
      <text:p text:style-name="P6"/>
      <text:p text:style-name="P24">SQL] </text:p>
      <text:p text:style-name="P24">CREATE OR REPLACE TYPE qualif_type AS OBJECT (</text:p>
      <text:p text:style-name="P24"><text:s text:c="4"/>qualif varchar(64),</text:p>
      <text:p text:style-name="P24"><text:s text:c="4"/>tarif number</text:p>
      <text:p text:style-name="P24">);</text:p>
      <text:p text:style-name="P24">/</text:p>
      <text:p text:style-name="P24"/>
      <text:p text:style-name="P24"/>
      <text:p text:style-name="P8"><text:span text:style-name="T3">2) Créez une table des qualifications et insérez les valeurs données.</text:span></text:p>
      <text:p text:style-name="P7"/>
      <text:p text:style-name="P25">SQL] </text:p>
      <text:p text:style-name="P35"><text:span text:style-name="T4">a) </text:span><text:span text:style-name="T16">Création de la table :</text:span></text:p>
      <text:p text:style-name="P35">CREATE TABLE QUALIFICATION OF qualif_type;</text:p>
      <text:p text:style-name="P34"/>
      <text:p text:style-name="P35"><text:span text:style-name="T4">b) </text:span><text:span text:style-name="T16">Insertion :</text:span></text:p>
      <text:p text:style-name="P35">INSERT INTO QUALIFICATION VALUES ('Développeur', 500);</text:p>
      <text:p text:style-name="P34">INSERT INTO QUALIFICATION VALUES ('Analyse', 700);</text:p>
      <text:p text:style-name="P34">INSERT INTO QUALIFICATION VALUES ('Chef de projet', 900);</text:p>
      <text:p text:style-name="P34">INSERT INTO QUALIFICATION VALUES ('Consultant', 1000);</text:p>
      <text:p text:style-name="P34">INSERT INTO QUALIFICATION VALUES ('Directeur commercial', 1300);</text:p>
      <text:p text:style-name="P25"/>
      <text:p text:style-name="P24"/>
      <text:p text:style-name="P9"><text:span text:style-name="T5">3) Créez une table des qualifications et insérez les valeurs données.</text:span></text:p>
      <text:p text:style-name="P9"/>
      <text:p text:style-name="P48">a) <text:span text:style-name="T14">Description de la table utilisée :</text:span></text:p>
      <text:p text:style-name="P26">SQL] <text:span text:style-name="T6">desc qualification;</text:span></text:p>
      <text:p text:style-name="P26"/>
      <text:p text:style-name="P36">R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4">Name</text:p>
          </table:table-cell>
          <table:table-cell table:style-name="Tableau1.A1" office:value-type="string">
            <text:p text:style-name="P134">Null ?</text:p>
          </table:table-cell>
          <table:table-cell table:style-name="Tableau1.C1" office:value-type="string">
            <text:p text:style-name="P138">T<text:span text:style-name="T6">ype</text:span></text:p>
          </table:table-cell>
        </table:table-row>
        <table:table-row>
          <table:table-cell table:style-name="Tableau1.A2" office:value-type="string">
            <text:p text:style-name="P105">QUALIF</text:p>
          </table:table-cell>
          <table:table-cell table:style-name="Tableau1.A2" office:value-type="string">
            <text:p text:style-name="P107"/>
          </table:table-cell>
          <table:table-cell table:style-name="Tableau1.C2" office:value-type="string">
            <text:p text:style-name="P105">VARCHAR2(64)</text:p>
          </table:table-cell>
        </table:table-row>
        <table:table-row>
          <table:table-cell table:style-name="Tableau1.A2" office:value-type="string">
            <text:p text:style-name="P105">TARIF</text:p>
          </table:table-cell>
          <table:table-cell table:style-name="Tableau1.A2" office:value-type="string">
            <text:p text:style-name="P107"/>
          </table:table-cell>
          <table:table-cell table:style-name="Tableau1.C2" office:value-type="string">
            <text:p text:style-name="P105">NUMBER</text:p>
          </table:table-cell>
        </table:table-row>
      </table:table>
      <text:p text:style-name="P36"/>
      <text:p text:style-name="P36"/>
      <text:p text:style-name="P48">b) <text:span text:style-name="T14">Description du type utilisé :</text:span></text:p>
      <text:p text:style-name="P27">SQL] <text:span text:style-name="T6">desc qualif_type;</text:span></text:p>
      <text:p text:style-name="P27"/>
      <text:p text:style-name="P37">R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5">Name</text:p>
          </table:table-cell>
          <table:table-cell table:style-name="Tableau2.A1" office:value-type="string">
            <text:p text:style-name="P135">Null ?</text:p>
          </table:table-cell>
          <table:table-cell table:style-name="Tableau2.C1" office:value-type="string">
            <text:p text:style-name="P139">T<text:span text:style-name="T6">ype</text:span></text:p>
          </table:table-cell>
        </table:table-row>
        <table:table-row>
          <table:table-cell table:style-name="Tableau2.A2" office:value-type="string">
            <text:p text:style-name="P106">QUALIF</text:p>
          </table:table-cell>
          <table:table-cell table:style-name="Tableau2.A2" office:value-type="string">
            <text:p text:style-name="P108"/>
          </table:table-cell>
          <table:table-cell table:style-name="Tableau2.C2" office:value-type="string">
            <text:p text:style-name="P106">VARCHAR2(64)</text:p>
          </table:table-cell>
        </table:table-row>
        <table:table-row>
          <table:table-cell table:style-name="Tableau2.A2" office:value-type="string">
            <text:p text:style-name="P106">TARIF</text:p>
          </table:table-cell>
          <table:table-cell table:style-name="Tableau2.A2" office:value-type="string">
            <text:p text:style-name="P108"/>
          </table:table-cell>
          <table:table-cell table:style-name="Tableau2.C2" office:value-type="string">
            <text:p text:style-name="P106">NUMBER</text:p>
          </table:table-cell>
        </table:table-row>
      </table:table>
      <text:p text:style-name="P37"/>
      <text:p text:style-name="P37"/>
      <text:p text:style-name="P56">c) <text:span text:style-name="T14">Visualisation de la table qualification :</text:span></text:p>
      <text:p text:style-name="P32">SQL] <text:span text:style-name="T7">select * from qualification;</text:span></text:p>
      <text:p text:style-name="P28"/>
      <text:p text:style-name="P38">R]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2">QUALIF</text:p>
          </table:table-cell>
          <table:table-cell table:style-name="Tableau3.B1" office:value-type="string">
            <text:p text:style-name="P142">TARIF</text:p>
          </table:table-cell>
        </table:table-row>
        <table:table-row>
          <table:table-cell table:style-name="Tableau3.A2" office:value-type="string">
            <text:p text:style-name="P111">Développeur</text:p>
          </table:table-cell>
          <table:table-cell table:style-name="Tableau3.B2" office:value-type="string">
            <text:p text:style-name="P111">500</text:p>
          </table:table-cell>
        </table:table-row>
        <table:table-row>
          <table:table-cell table:style-name="Tableau3.A2" office:value-type="string">
            <text:p text:style-name="P111">Analyste</text:p>
          </table:table-cell>
          <table:table-cell table:style-name="Tableau3.B2" office:value-type="string">
            <text:p text:style-name="P111">700</text:p>
          </table:table-cell>
        </table:table-row>
        <table:table-row>
          <table:table-cell table:style-name="Tableau3.A2" office:value-type="string">
            <text:p text:style-name="P119">Chef de projet</text:p>
          </table:table-cell>
          <table:table-cell table:style-name="Tableau3.B2" office:value-type="string">
            <text:p text:style-name="P119">900</text:p>
          </table:table-cell>
        </table:table-row>
        <table:table-row>
          <table:table-cell table:style-name="Tableau3.A2" office:value-type="string">
            <text:p text:style-name="P119">Consultant</text:p>
          </table:table-cell>
          <table:table-cell table:style-name="Tableau3.B2" office:value-type="string">
            <text:p text:style-name="P119">1000</text:p>
          </table:table-cell>
        </table:table-row>
        <table:table-row>
          <table:table-cell table:style-name="Tableau3.A2" office:value-type="string">
            <text:p text:style-name="P119">Directeur commercial</text:p>
          </table:table-cell>
          <table:table-cell table:style-name="Tableau3.B2" office:value-type="string">
            <text:p text:style-name="P119">1300</text:p>
          </table:table-cell>
        </table:table-row>
      </table:table>
      <text:p text:style-name="P38"/>
      <text:p text:style-name="P38"/>
      <text:p text:style-name="P11"><text:span text:style-name="T8">4) Affichez les différentes qualifications triées par ordre alphabétique.</text:span></text:p>
      <text:p text:style-name="P10"/>
      <text:p text:style-name="P28">SQL] <text:span text:style-name="T7">select * from qualification order by qualif;</text:span></text:p>
      <text:p text:style-name="P28"/>
      <text:p text:style-name="P39">R]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3">QUALIF</text:p>
          </table:table-cell>
          <table:table-cell table:style-name="Tableau4.B1" office:value-type="string">
            <text:p text:style-name="P143">TARIF</text:p>
          </table:table-cell>
        </table:table-row>
        <table:table-row>
          <table:table-cell table:style-name="Tableau4.A2" office:value-type="string">
            <text:p text:style-name="P112">Analyste</text:p>
          </table:table-cell>
          <table:table-cell table:style-name="Tableau4.B2" office:value-type="string">
            <text:p text:style-name="P112">700</text:p>
          </table:table-cell>
        </table:table-row>
        <table:table-row>
          <table:table-cell table:style-name="Tableau4.A2" office:value-type="string">
            <text:p text:style-name="P120">Chef de projet</text:p>
          </table:table-cell>
          <table:table-cell table:style-name="Tableau4.B2" office:value-type="string">
            <text:p text:style-name="P120">900</text:p>
          </table:table-cell>
        </table:table-row>
        <table:table-row>
          <table:table-cell table:style-name="Tableau4.A2" office:value-type="string">
            <text:p text:style-name="P120">Consultant</text:p>
          </table:table-cell>
          <table:table-cell table:style-name="Tableau4.B2" office:value-type="string">
            <text:p text:style-name="P120">1000</text:p>
          </table:table-cell>
        </table:table-row>
        <table:table-row>
          <table:table-cell table:style-name="Tableau4.A2" office:value-type="string">
            <text:p text:style-name="P112">Développeur</text:p>
          </table:table-cell>
          <table:table-cell table:style-name="Tableau4.B2" office:value-type="string">
            <text:p text:style-name="P112">500</text:p>
          </table:table-cell>
        </table:table-row>
        <table:table-row>
          <table:table-cell table:style-name="Tableau4.A2" office:value-type="string">
            <text:p text:style-name="P120">Directeur commercial</text:p>
          </table:table-cell>
          <table:table-cell table:style-name="Tableau4.B2" office:value-type="string">
            <text:p text:style-name="P120">1300</text:p>
          </table:table-cell>
        </table:table-row>
      </table:table>
      <text:p text:style-name="P39"/>
      <text:p text:style-name="P39"/>
      <text:p text:style-name="P13"><text:span text:style-name="T9">5) Calculez le tarif moyen d’une journée d’un intervenant.</text:span></text:p>
      <text:p text:style-name="P12"/>
      <text:p text:style-name="P29">SQL] <text:span text:style-name="T10">select AVG(TARIF) AS Tarif_moyen from qualification;</text:span></text:p>
      <text:p text:style-name="P29"/>
      <text:p text:style-name="P43">R<text:span text:style-name="T11">] Tarif_moyen = 880.</text:span></text:p>
      <text:p text:style-name="P43"/>
      <text:p text:style-name="P43"/>
      <text:p text:style-name="P15"><text:span text:style-name="T12">6) Augmentez les tarifs de 2,5% (+ vérification).</text:span></text:p>
      <text:p text:style-name="P14"/>
      <text:p text:style-name="P30">SQL<text:span text:style-name="T13">]</text:span></text:p>
      <text:p text:style-name="P44">a) <text:span text:style-name="T14">Mise à jour des différents tarifs :</text:span></text:p>
      <text:p text:style-name="P45">update qualification set tarif = tarif * 1.025;</text:p>
      <text:p text:style-name="P45"/>
      <text:p text:style-name="P44"/>
      <text:p text:style-name="P44">b) <text:span text:style-name="T14">C</text:span><text:span text:style-name="T15">o</text:span><text:span text:style-name="T14">nsultation </text:span><text:span text:style-name="T15">de la table :</text:span></text:p>
      <text:p text:style-name="P45">select * from qualification;</text:p>
      <text:p text:style-name="P30"/>
      <text:p text:style-name="P40">R]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44">QUALIF</text:p>
          </table:table-cell>
          <table:table-cell table:style-name="Tableau5.B1" office:value-type="string">
            <text:p text:style-name="P144">TARIF</text:p>
          </table:table-cell>
        </table:table-row>
        <table:table-row>
          <table:table-cell table:style-name="Tableau5.A2" office:value-type="string">
            <text:p text:style-name="P113">Développeur</text:p>
          </table:table-cell>
          <table:table-cell table:style-name="Tableau5.B2" office:value-type="string">
            <text:p text:style-name="P113">500</text:p>
          </table:table-cell>
        </table:table-row>
        <table:table-row>
          <table:table-cell table:style-name="Tableau5.A2" office:value-type="string">
            <text:p text:style-name="P113">Analyste</text:p>
          </table:table-cell>
          <table:table-cell table:style-name="Tableau5.B2" office:value-type="string">
            <text:p text:style-name="P113">700</text:p>
          </table:table-cell>
        </table:table-row>
        <table:table-row>
          <table:table-cell table:style-name="Tableau5.A2" office:value-type="string">
            <text:p text:style-name="P121">Chef de projet</text:p>
          </table:table-cell>
          <table:table-cell table:style-name="Tableau5.B2" office:value-type="string">
            <text:p text:style-name="P121">900</text:p>
          </table:table-cell>
        </table:table-row>
        <table:table-row>
          <table:table-cell table:style-name="Tableau5.A2" office:value-type="string">
            <text:p text:style-name="P121">Consultant</text:p>
          </table:table-cell>
          <table:table-cell table:style-name="Tableau5.B2" office:value-type="string">
            <text:p text:style-name="P121">1000</text:p>
          </table:table-cell>
        </table:table-row>
        <table:table-row>
          <table:table-cell table:style-name="Tableau5.A2" office:value-type="string">
            <text:p text:style-name="P121">Directeur commercial</text:p>
          </table:table-cell>
          <table:table-cell table:style-name="Tableau5.B2" office:value-type="string">
            <text:p text:style-name="P121">1300</text:p>
          </table:table-cell>
        </table:table-row>
      </table:table>
      <text:p text:style-name="P40"/>
      <text:p text:style-name="P57">II) Table en mode <text:span text:style-name="T20">colonne</text:span></text:p>
      <text:p text:style-name="P17">1<text:span text:style-name="T2">) Supprimez votre table et créez la de nouveau mais en mode colonne (c. à-d. avec une seule colonne de type qualif_type) puis insérez les valeurs.</text:span></text:p>
      <text:p text:style-name="P16"/>
      <text:p text:style-name="P31">SQL] </text:p>
      <text:p text:style-name="P47">a) <text:span text:style-name="T14">Création de la table :</text:span></text:p>
      <text:p text:style-name="P46">CREATE TABLE QUALIFICATION (</text:p>
      <text:p text:style-name="P46"><text:s text:c="4"/>valeur qualif_type</text:p>
      <text:p text:style-name="P46">);</text:p>
      <text:p text:style-name="P46"/>
      <text:p text:style-name="P47">b) <text:span text:style-name="T14">Ajout des valeurs dans la table :</text:span></text:p>
      <text:p text:style-name="P47">INSERT INTO QUALIFICATION VALUES (qualif_type('Développeur', 500));</text:p>
      <text:p text:style-name="P47">INSERT INTO QUALIFICATION VALUES (qualif_type('Analys<text:span text:style-name="T44">t</text:span>e', 700));</text:p>
      <text:p text:style-name="P47">INSERT INTO QUALIFICATION VALUES (qualif_type('Chef de projet', 900));</text:p>
      <text:p text:style-name="P47">INSERT INTO QUALIFICATION VALUES (qualif_type('Consultant', 1000));</text:p>
      <text:p text:style-name="P47">INSERT INTO QUALIFICATION VALUES (qualif_type('Directeur commercial', 1300));</text:p>
      <text:p text:style-name="P46"/>
      <text:p text:style-name="P31"/>
      <text:p text:style-name="P19"><text:span text:style-name="T21">2) Consultez la nouvelle description de la table et visualisez le contenu de la</text:span></text:p>
      <text:p text:style-name="P20">table puis affichez le montant de qualification le plus élevé et le plus bas.</text:p>
      <text:p text:style-name="P18"/>
      <text:p text:style-name="P49">a) <text:span text:style-name="T14">Description de la table utilisée :</text:span></text:p>
      <text:p text:style-name="P33">SQL] <text:span text:style-name="T6">desc qualification;</text:span></text:p>
      <text:p text:style-name="P33"/>
      <text:p text:style-name="P41">R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36">Name</text:p>
          </table:table-cell>
          <table:table-cell table:style-name="Tableau6.A1" office:value-type="string">
            <text:p text:style-name="P136">Null ?</text:p>
          </table:table-cell>
          <table:table-cell table:style-name="Tableau6.C1" office:value-type="string">
            <text:p text:style-name="P140">T<text:span text:style-name="T6">ype</text:span></text:p>
          </table:table-cell>
        </table:table-row>
        <table:table-row>
          <table:table-cell table:style-name="Tableau6.A2" office:value-type="string">
            <text:p text:style-name="P123">VALEUR</text:p>
          </table:table-cell>
          <table:table-cell table:style-name="Tableau6.A2" office:value-type="string">
            <text:p text:style-name="P109"/>
          </table:table-cell>
          <table:table-cell table:style-name="Tableau6.C2" office:value-type="string">
            <text:p text:style-name="P123">QUALIF_TYPE</text:p>
          </table:table-cell>
        </table:table-row>
      </table:table>
      <text:p text:style-name="P41"/>
      <text:p text:style-name="P49"/>
      <text:p text:style-name="P49"><text:span text:style-name="T25">b</text:span>) <text:span text:style-name="T14">Visualisation de la table qualification :</text:span></text:p>
      <text:p text:style-name="P33">SQL] <text:span text:style-name="T7">select * from qualification;</text:span></text:p>
      <text:p text:style-name="P33"/>
      <text:p text:style-name="P41">R]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45"><text:span text:style-name="T22">VALEUR(</text:span>QUALIF, <text:span text:style-name="T22">TARIF)</text:span></text:p>
          </table:table-cell>
        </table:table-row>
        <table:table-row>
          <table:table-cell table:style-name="Tableau8.A2" office:value-type="string">
            <text:p text:style-name="P114"><text:span text:style-name="T23">QUALIF_TYPE(‘</text:span>Développeur’, <text:span text:style-name="T23">500)</text:span></text:p>
          </table:table-cell>
        </table:table-row>
        <table:table-row>
          <table:table-cell table:style-name="Tableau8.A2" office:value-type="string">
            <text:p text:style-name="P115"><text:span text:style-name="T23">QUALIF_TYPE(‘Analyste</text:span>’, <text:span text:style-name="T23">700)</text:span></text:p>
          </table:table-cell>
        </table:table-row>
        <table:table-row>
          <table:table-cell table:style-name="Tableau8.A2" office:value-type="string">
            <text:p text:style-name="P115"><text:span text:style-name="T23">QUALIF_TYPE(‘Chef de projet</text:span>’, <text:span text:style-name="T23">900)</text:span></text:p>
          </table:table-cell>
        </table:table-row>
        <table:table-row>
          <table:table-cell table:style-name="Tableau8.A2" office:value-type="string">
            <text:p text:style-name="P116"><text:span text:style-name="T23">QUALIF_TYPE(‘Consultant</text:span>’, <text:span text:style-name="T24">1000)</text:span></text:p>
          </table:table-cell>
        </table:table-row>
        <table:table-row>
          <table:table-cell table:style-name="Tableau8.A2" office:value-type="string">
            <text:p text:style-name="P116"><text:span text:style-name="T23">QUALIF_TYPE(‘Directeur commercial</text:span>’, <text:span text:style-name="T24">1300)</text:span></text:p>
          </table:table-cell>
        </table:table-row>
      </table:table>
      <text:p text:style-name="P41"/>
      <text:p text:style-name="P41"/>
      <text:p text:style-name="P50">c) <text:span text:style-name="T14">Consultation des montants de qualification min. et max. :</text:span></text:p>
      <text:p text:style-name="P51">SQL]</text:p>
      <text:p text:style-name="P59"><text:span text:style-name="T26">select min(q.valeur.tarif) as tarif_min, max(q.valeur.tarif) as tarif_max from qualification q;</text:span></text:p>
      <text:p text:style-name="P59"/>
      <text:p text:style-name="P61">R]</text:p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148">TARIF_MIN</text:p>
          </table:table-cell>
          <table:table-cell table:style-name="Tableau7.B1" office:value-type="string">
            <text:p text:style-name="P148">TARIF_MAX</text:p>
          </table:table-cell>
        </table:table-row>
        <table:table-row>
          <table:table-cell table:style-name="Tableau7.A2" office:value-type="string">
            <text:p text:style-name="P125">500</text:p>
          </table:table-cell>
          <table:table-cell table:style-name="Tableau7.B2" office:value-type="string">
            <text:p text:style-name="P125">1300</text:p>
          </table:table-cell>
        </table:table-row>
      </table:table>
      <text:p text:style-name="P61"/>
      <text:p text:style-name="P61"/>
      <text:p text:style-name="P61"/>
      <text:p text:style-name="P58"><text:span text:style-name="T27">3) Augmentez les tarifs des analystes de 10%.</text:span></text:p>
      <text:p text:style-name="P21"><text:span text:style-name="T18"/></text:p>
      <text:p text:style-name="P22"><text:span text:style-name="T18">a</text:span><text:span text:style-name="T17">) Augmentation des tarifs :</text:span></text:p>
      <text:p text:style-name="P62">SQL] <text:span text:style-name="T28">update qualification q set q.valeur.tarif = q.valeur.tarif * 1.1</text:span></text:p>
      <text:p text:style-name="P62"><text:s text:c="5"/><text:span text:style-name="T45">where q.valeur.qualif = ‘Analyste’;</text:span></text:p>
      <text:p text:style-name="P62"/>
      <text:p text:style-name="P22"><text:span text:style-name="T17">b) Vérification :</text:span></text:p>
      <text:p text:style-name="P62">SQL] <text:span text:style-name="T29">select * from qualification;</text:span></text:p>
      <text:p text:style-name="P62"/>
      <text:p text:style-name="P42">R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6"><text:span text:style-name="T22">VALEUR(</text:span>QUALIF, <text:span text:style-name="T22">TARIF)</text:span></text:p>
          </table:table-cell>
        </table:table-row>
        <table:table-row>
          <table:table-cell table:style-name="Tableau9.A2" office:value-type="string">
            <text:p text:style-name="P117"><text:span text:style-name="T23">QUALIF_TYPE(‘</text:span>Développeur’, <text:span text:style-name="T23">500)</text:span></text:p>
          </table:table-cell>
        </table:table-row>
        <table:table-row>
          <table:table-cell table:style-name="Tableau9.A2" office:value-type="string">
            <text:p text:style-name="P117"><text:span text:style-name="T23">QUALIF_TYPE(‘Analyste</text:span>’, <text:span text:style-name="T23">770)</text:span></text:p>
          </table:table-cell>
        </table:table-row>
        <table:table-row>
          <table:table-cell table:style-name="Tableau9.A2" office:value-type="string">
            <text:p text:style-name="P117"><text:span text:style-name="T23">QUALIF_TYPE(‘Chef de projet</text:span>’, <text:span text:style-name="T23">900)</text:span></text:p>
          </table:table-cell>
        </table:table-row>
        <table:table-row>
          <table:table-cell table:style-name="Tableau9.A2" office:value-type="string">
            <text:p text:style-name="P117"><text:span text:style-name="T23">QUALIF_TYPE(‘Consultant</text:span>’, <text:span text:style-name="T24">1000)</text:span></text:p>
          </table:table-cell>
        </table:table-row>
        <table:table-row>
          <table:table-cell table:style-name="Tableau9.A2" office:value-type="string">
            <text:p text:style-name="P117"><text:span text:style-name="T23">QUALIF_TYPE(‘Directeur commercial</text:span>’, <text:span text:style-name="T24">1300)</text:span></text:p>
          </table:table-cell>
        </table:table-row>
      </table:table>
      <text:p text:style-name="P66"/>
      <text:p text:style-name="P66"/>
      <text:p text:style-name="P66"/>
      <text:p text:style-name="P23"/>
      <text:p text:style-name="P23">II<text:span text:style-name="T30">I</text:span>) Table <text:span text:style-name="T31">avec une</text:span> <text:span text:style-name="T20">colonne non atomique</text:span></text:p>
      <text:p text:style-name="P69">1<text:span text:style-name="T2">) Créez la table des intervenants en utilisant le type qualif_type créé précédemment et en définissant le matricule comme clé primaire.</text:span></text:p>
      <text:p text:style-name="P69"/>
      <text:p text:style-name="P63">SQL]</text:p>
      <text:p text:style-name="P63"><text:span text:style-name="T32">CREATE TABLE INTERVENANT (</text:span></text:p>
      <text:p text:style-name="P67"><text:s text:c="2"/>mat integer primary key not null,</text:p>
      <text:p text:style-name="P67"><text:s text:c="2"/>nom varchar(64),</text:p>
      <text:p text:style-name="P67"><text:s text:c="2"/>prenom varchar(64),</text:p>
      <text:p text:style-name="P67"><text:s text:c="2"/>qualif qualif_type</text:p>
      <text:p text:style-name="P67">);</text:p>
      <text:p text:style-name="P67"/>
      <text:p text:style-name="P67"/>
      <text:p text:style-name="P71"><text:span text:style-name="T33">2) Décrivez la table intervenant et affichez sa description.</text:span></text:p>
      <text:p text:style-name="P70"/>
      <text:p text:style-name="P64">SQL] <text:span text:style-name="T34">desc intervenant;</text:span></text:p>
      <text:p text:style-name="P64"/>
      <text:p text:style-name="P68">R]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37">Name</text:p>
          </table:table-cell>
          <table:table-cell table:style-name="Tableau10.A1" office:value-type="string">
            <text:p text:style-name="P137">Null ?</text:p>
          </table:table-cell>
          <table:table-cell table:style-name="Tableau10.C1" office:value-type="string">
            <text:p text:style-name="P141">T<text:span text:style-name="T6">ype</text:span></text:p>
          </table:table-cell>
        </table:table-row>
        <table:table-row>
          <table:table-cell table:style-name="Tableau10.A2" office:value-type="string">
            <text:p text:style-name="P126">MAT</text:p>
          </table:table-cell>
          <table:table-cell table:style-name="Tableau10.A2" office:value-type="string">
            <text:p text:style-name="P126">NOT NULL</text:p>
          </table:table-cell>
          <table:table-cell table:style-name="Tableau10.C2" office:value-type="string">
            <text:p text:style-name="P126">NUMBER(38)</text:p>
          </table:table-cell>
        </table:table-row>
        <table:table-row>
          <table:table-cell table:style-name="Tableau10.A2" office:value-type="string">
            <text:p text:style-name="P126">NOM</text:p>
          </table:table-cell>
          <table:table-cell table:style-name="Tableau10.A2" office:value-type="string">
            <text:p text:style-name="P110"/>
          </table:table-cell>
          <table:table-cell table:style-name="Tableau10.C2" office:value-type="string">
            <text:p text:style-name="P126">VARCHAR2(64)</text:p>
          </table:table-cell>
        </table:table-row>
        <table:table-row>
          <table:table-cell table:style-name="Tableau10.A2" office:value-type="string">
            <text:p text:style-name="P126">PRENOM</text:p>
          </table:table-cell>
          <table:table-cell table:style-name="Tableau10.A2" office:value-type="string">
            <text:p text:style-name="P110"/>
          </table:table-cell>
          <table:table-cell table:style-name="Tableau10.C2" office:value-type="string">
            <text:p text:style-name="P126">VARCHAR2(64)</text:p>
          </table:table-cell>
        </table:table-row>
        <table:table-row>
          <table:table-cell table:style-name="Tableau10.A2" office:value-type="string">
            <text:p text:style-name="P126">QUALIF</text:p>
          </table:table-cell>
          <table:table-cell table:style-name="Tableau10.A2" office:value-type="string">
            <text:p text:style-name="P110"/>
          </table:table-cell>
          <table:table-cell table:style-name="Tableau10.C2" office:value-type="string">
            <text:p text:style-name="P124">QUALIF_TYPE</text:p>
          </table:table-cell>
        </table:table-row>
      </table:table>
      <text:p text:style-name="P52"/>
      <text:p text:style-name="P52"/>
      <text:p text:style-name="P73"><text:span text:style-name="T35">3) Insérez les valeurs dans la table intervenant.</text:span></text:p>
      <text:p text:style-name="P72"/>
      <text:p text:style-name="P84">SQL] <text:s/></text:p>
      <text:p text:style-name="P103"><text:span text:style-name="T36">INSERT INTO INTERVENANT VALUES (2516, 'Dupont', 'Pierre', qualif_type('Développeur', 550));</text:span></text:p>
      <text:p text:style-name="P60">INSERT INTO INTERVENANT VALUES (7655, 'Henri', 'Jacques', qualif_type('Consultant', 990.90));</text:p>
      <text:p text:style-name="P60">INSERT INTO INTERVENANT VALUES (7687, 'Triolet', 'Elsa', qualif_type('Consultant', 1029.00));<text:span text:style-name="T37">s</text:span></text:p>
      <text:p text:style-name="P60"/>
      <text:p text:style-name="P75"><text:soft-page-break/><text:span text:style-name="T38">4) Affichez le nom et le tarif de tous les intervenants.</text:span></text:p>
      <text:p text:style-name="P74"/>
      <text:p text:style-name="P85">SQL] <text:span text:style-name="T39">select nom, i.qualif.tarif as tarif from intervenant i;</text:span></text:p>
      <text:p text:style-name="P85"/>
      <text:p text:style-name="P96">R]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49">NOM</text:p>
          </table:table-cell>
          <table:table-cell table:style-name="Tableau11.B1" office:value-type="string">
            <text:p text:style-name="P147">TARIF</text:p>
          </table:table-cell>
        </table:table-row>
        <table:table-row>
          <table:table-cell table:style-name="Tableau11.A2" office:value-type="string">
            <text:p text:style-name="P127">Dupont</text:p>
          </table:table-cell>
          <table:table-cell table:style-name="Tableau11.B2" office:value-type="string">
            <text:p text:style-name="P118">5<text:span text:style-name="T40">5</text:span>0</text:p>
          </table:table-cell>
        </table:table-row>
        <table:table-row>
          <table:table-cell table:style-name="Tableau11.A2" office:value-type="string">
            <text:p text:style-name="P127">Henri</text:p>
          </table:table-cell>
          <table:table-cell table:style-name="Tableau11.B2" office:value-type="string">
            <text:p text:style-name="P122">9<text:span text:style-name="T40">90.9</text:span></text:p>
          </table:table-cell>
        </table:table-row>
        <table:table-row>
          <table:table-cell table:style-name="Tableau11.A2" office:value-type="string">
            <text:p text:style-name="P127">Triolet</text:p>
          </table:table-cell>
          <table:table-cell table:style-name="Tableau11.B2" office:value-type="string">
            <text:p text:style-name="P122">10<text:span text:style-name="T40">29</text:span></text:p>
          </table:table-cell>
        </table:table-row>
      </table:table>
      <text:p text:style-name="P53"/>
      <text:p text:style-name="P53"/>
      <text:p text:style-name="P77"><text:span text:style-name="T41">5) Affichez tous les consultants (matricule, nom)</text:span></text:p>
      <text:p text:style-name="P76"/>
      <text:p text:style-name="P87">SQL] <text:span text:style-name="T42">select mat, nom from intervenant i where i.qualif.qualif = 'Consultant';</text:span></text:p>
      <text:p text:style-name="P87"/>
      <text:p text:style-name="P97">R]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50">MAT</text:p>
          </table:table-cell>
          <table:table-cell table:style-name="Tableau12.B1" office:value-type="string">
            <text:p text:style-name="P150">NOM</text:p>
          </table:table-cell>
        </table:table-row>
        <table:table-row>
          <table:table-cell table:style-name="Tableau12.A2" office:value-type="string">
            <text:p text:style-name="P130">7655</text:p>
          </table:table-cell>
          <table:table-cell table:style-name="Tableau12.B2" office:value-type="string">
            <text:p text:style-name="P128">Henri</text:p>
          </table:table-cell>
        </table:table-row>
        <table:table-row>
          <table:table-cell table:style-name="Tableau12.A2" office:value-type="string">
            <text:p text:style-name="P130">7687</text:p>
          </table:table-cell>
          <table:table-cell table:style-name="Tableau12.B2" office:value-type="string">
            <text:p text:style-name="P128">Triolet</text:p>
          </table:table-cell>
        </table:table-row>
      </table:table>
      <text:p text:style-name="P54"/>
      <text:p text:style-name="P88"/>
      <text:p text:style-name="P79"><text:span text:style-name="T43">6) Affichez tous les consultants dont le tarif est supérieur à celui d’un consultant</text:span></text:p>
      <text:p text:style-name="P82">« standard » ainsi que leur écart de tarif.</text:p>
      <text:p text:style-name="P78"/>
      <text:p text:style-name="P89">SQL]</text:p>
      <text:p text:style-name="P104">select mat, nom, (i.qualif.tarif - q.valeur.tarif) as ecart </text:p>
      <text:p text:style-name="P104">from intervenant i, qualification q</text:p>
      <text:p text:style-name="P104">where i.qualif.qualif = 'Consultant' </text:p>
      <text:p text:style-name="P104">and q.valeur.qualif = i.qualif.qualif</text:p>
      <text:p text:style-name="P104">and i.qualif.tarif &gt;= q.valeur.tarif;</text:p>
      <text:p text:style-name="P86"/>
      <text:p text:style-name="P9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151">MAT</text:p>
          </table:table-cell>
          <table:table-cell table:style-name="Tableau13.A1" office:value-type="string">
            <text:p text:style-name="P151">NOM</text:p>
          </table:table-cell>
          <table:table-cell table:style-name="Tableau13.C1" office:value-type="string">
            <text:p text:style-name="P152">ECART</text:p>
          </table:table-cell>
        </table:table-row>
        <table:table-row>
          <table:table-cell table:style-name="Tableau13.A2" office:value-type="string">
            <text:p text:style-name="P131">7687</text:p>
          </table:table-cell>
          <table:table-cell table:style-name="Tableau13.A2" office:value-type="string">
            <text:p text:style-name="P129">Triolet</text:p>
          </table:table-cell>
          <table:table-cell table:style-name="Tableau13.C2" office:value-type="string">
            <text:p text:style-name="P132">29</text:p>
          </table:table-cell>
        </table:table-row>
      </table:table>
      <text:p text:style-name="P55"/>
      <text:p text:style-name="P55"/>
      <text:p text:style-name="P80"><text:span text:style-name="T46">7) Que se passe t-il si la table « qualif » est supprimée ?</text:span></text:p>
      <text:p text:style-name="P65"/>
      <text:p text:style-name="P93"><text:span text:style-name="T48">a)</text:span><text:span text:style-name="T19"> Suppression du type :</text:span></text:p>
      <text:p text:style-name="P93">SQL] <text:span text:style-name="T48">DROP TYPE Qualif_type force;</text:span></text:p>
      <text:p text:style-name="P92"/>
      <text:p text:style-name="P93"><text:span text:style-name="T48">b)</text:span><text:span text:style-name="T19"> Visualisation des modifications :</text:span></text:p>
      <text:p text:style-name="P94">SQL] <text:span text:style-name="T49">desc qualification;</text:span></text:p>
      <text:p text:style-name="P98"/>
      <text:p text:style-name="P98">R] ERROR:</text:p>
      <text:p text:style-name="P98">ORA-24372: l'objet à décrire n'est pas valide</text:p>
      <text:p text:style-name="P98"/>
      <text:p text:style-name="P100">→<text:span text:style-name="T50"> </text:span>Les tables utilisant des attributs de type qualif_type, <text:span text:style-name="T52">voient ces derniers supprimés. Ainsi, la table QUALIFICATION est</text:span> désormais inutilisable.</text:p>
      <text:p text:style-name="P65"/>
      <text:p text:style-name="P102"/>
      <text:p text:style-name="P81"><text:span text:style-name="T47">8) Que deviennent les qualifications des 3 intervenants créés ?</text:span></text:p>
      <text:p text:style-name="P83"/>
      <text:p text:style-name="P95">SQL] <text:span text:style-name="T53">select * from intervenant;</text:span></text:p>
      <text:p text:style-name="P95"/>
      <text:p text:style-name="P99">R]</text:p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P153">MAT</text:p>
          </table:table-cell>
          <table:table-cell table:style-name="Tableau14.A1" office:value-type="string">
            <text:p text:style-name="P153">NOM</text:p>
          </table:table-cell>
          <table:table-cell table:style-name="Tableau14.C1" office:value-type="string">
            <text:p text:style-name="P153">PRENOM</text:p>
          </table:table-cell>
        </table:table-row>
        <table:table-row>
          <table:table-cell table:style-name="Tableau14.A2" office:value-type="string">
            <text:p text:style-name="P133">2516</text:p>
          </table:table-cell>
          <table:table-cell table:style-name="Tableau14.A2" office:value-type="string">
            <text:p text:style-name="P133">Dupont</text:p>
          </table:table-cell>
          <table:table-cell table:style-name="Tableau14.C2" office:value-type="string">
            <text:p text:style-name="P133">Pierre</text:p>
          </table:table-cell>
        </table:table-row>
        <table:table-row>
          <table:table-cell table:style-name="Tableau14.A2" office:value-type="string">
            <text:p text:style-name="P133">7655</text:p>
          </table:table-cell>
          <table:table-cell table:style-name="Tableau14.A2" office:value-type="string">
            <text:p text:style-name="P133">Henri</text:p>
          </table:table-cell>
          <table:table-cell table:style-name="Tableau14.C2" office:value-type="string">
            <text:p text:style-name="P133">Jacques</text:p>
          </table:table-cell>
        </table:table-row>
        <table:table-row>
          <table:table-cell table:style-name="Tableau14.A2" office:value-type="string">
            <text:p text:style-name="P133">7687</text:p>
          </table:table-cell>
          <table:table-cell table:style-name="Tableau14.A2" office:value-type="string">
            <text:p text:style-name="P133">Triolet</text:p>
          </table:table-cell>
          <table:table-cell table:style-name="Tableau14.C2" office:value-type="string">
            <text:p text:style-name="P133">Elsa</text:p>
          </table:table-cell>
        </table:table-row>
      </table:table>
      <text:p text:style-name="P99"/>
      <text:p text:style-name="P99"/>
      <text:p text:style-name="P101">Les qualifications définies précédemment ont été supprimés de la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08T16:04:45.545076804</dc:date>
    <meta:editing-duration>PT8H52M57S</meta:editing-duration>
    <meta:editing-cycles>487</meta:editing-cycles>
    <meta:document-statistic meta:table-count="14" meta:image-count="0" meta:object-count="0" meta:page-count="6" meta:paragraph-count="234" meta:word-count="850" meta:character-count="5686" meta:non-whitespace-character-count="5038"/>
  </office:meta>
</office:document-meta>
</file>